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2.0291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lhi+Delights+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ce3"/>
        <table:table-row table:style-name="ro1">
          <table:table-cell office:value-type="string" calcext:value-type="string">
            <text:p>Average Delivery Rating (a1)</text:p>
          </table:table-cell>
          <table:table-cell table:style-name="Default" office:value-type="string" calcext:value-type="string">
            <text:p>Average Orders per month (a2)</text:p>
          </table:table-cell>
          <table:table-cell office:value-type="string" calcext:value-type="string">
            <text:p>"Delighted Members" Purchase</text:p>
          </table:table-cell>
          <table:table-cell/>
          <table:table-cell office:value-type="string" calcext:value-type="string">
            <text:p>Average Delivery Rating (a1)</text:p>
          </table:table-cell>
          <table:table-cell table:style-name="ce2" office:value-type="string" calcext:value-type="string">
            <text:p>Average Orders per month (a2)</text:p>
          </table:table-cell>
          <table:table-cell table:style-name="ce2" office:value-type="string" calcext:value-type="string">
            <text:p>"Delighted Members" Purchase</text:p>
          </table:table-cell>
          <table:table-cell table:style-name="Default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1.5" calcext:value-type="float">
            <text:p>1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1.5" calcext:value-type="float">
            <text:p>1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2.5" calcext:value-type="float">
            <text:p>2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2.5" calcext:value-type="float">
            <text:p>2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3.5" calcext:value-type="float">
            <text:p>3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</table:table-row>
        <table:table-row table:style-name="ro2" table:visibility="filter">
          <table:table-cell office:value-type="float" office:value="2.5" calcext:value-type="float">
            <text:p>2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2.5" calcext:value-type="float">
            <text:p>2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3.5" calcext:value-type="float">
            <text:p>3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</table:table-row>
        <table:table-row table:style-name="ro2" table:visibility="filter">
          <table:table-cell office:value-type="float" office:value="4.5" calcext:value-type="float">
            <text:p>4.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'Delhi+Delights+Data'.A1:'Delhi+Delights+Data'.C31" table:display-filter-buttons="true">
          <table:filter>
            <table:filter-and>
              <table:filter-condition table:value="11" table:operator="=" table:field-number="1">
                <table:filter-set-item table:value="11"/>
                <table:filter-set-item table:value="13"/>
                <table:filter-set-item table:value="15"/>
              </table:filter-condition>
              <table:filter-condition table:value="2.5" table:operator="=" table:field-number="0">
                <table:filter-set-item table:value="2.5"/>
                <table:filter-set-item table:value="3.5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0T05:10:09.057237121</dc:date>
    <meta:editing-duration>P2DT14H56M5S</meta:editing-duration>
    <meta:editing-cycles>1</meta:editing-cycles>
    <meta:document-statistic meta:table-count="1" meta:cell-count="216" meta:object-count="0"/>
    <meta:generator>LibreOffice/7.3.5.2$Linux_X86_64 LibreOffice_project/30$Build-2</meta:generator>
  </office:meta>
</office:document-meta>
</file>